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0.4479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3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13" style:family="table-row">
      <style:table-row-properties style:min-row-height="1.6528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URES D’ESTIU DE MATEMÀTIQUES</text:span></text:p>
      <text:p text:style-name="P1"/>
      <text:p text:style-name="P1">Els deures tindran dos blocs. El primer, haureu de fer uns exercicis relacionats amb el que hem fet durant el curs. I el segon bloc haureu de fer alguna de les següents activitats, que passo a explicar a continuació.</text:p>
      <text:p text:style-name="P1"/>
      <text:p text:style-name="P1">D’entre les activitats proposades a la taula, <text:span text:style-name="T2">cal marcar-ne i escollir-ne 4</text:span>. Només 4, a part de la que ja està escollida, que és fer un portafoli. Cal acreditar-les el dia que es vingui a fer l’examen de setembre.</text:p>
      <text:p text:style-name="P1"/>
      <text:p text:style-name="P1">L’alumne pot escollir el suport en el que presenta els materials: digital on line (blog, web,…), digital off line (documents digitals en un CD o pendrive) o paper, de quasi totes les propostes d’activitats. Però ha de presentar-los tots en el mateix suport (si escull paper, tot en paper. Si escull digital off line, tot en una carpeta al pendrive…) i identificats clarament amb el seu nom i cognom.</text:p>
      <text:p text:style-name="P1"/>
      <text:p text:style-name="P1">Les activitats computen el 100% de la nota de la recuperació, i es serà molt exigent: RECUPERAR IMPLICA FER MOLT SATISFACTÒRIAMENT TOTES LES ACTIVITATS ESCOLLIDES. Fer-ne la meitat molt bé o fer totes les que es demanen mitjanament bé no és suficient.</text:p>
      <text:p text:style-name="P1"/>
      <text:p text:style-name="P2"><text:span text:style-name="T1">PROPOSTA D’ACTIVITAT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2">ACTIVITATS</text:span></text:p>
          </table:table-cell>
          <table:table-cell table:style-name="Table1.A1" office:value-type="string">
            <text:p text:style-name="P6"><text:span text:style-name="T2">COM ACREDITAR-LA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Visita el mòdul d’estadística i probabilitat al <text:span text:style-name="T2">Museu de Matemàtiques de Catalunya</text:span>, de Cornellà.</text:p>
          </table:table-cell>
          <table:table-cell table:style-name="Table1.A1" office:value-type="string">
            <text:p text:style-name="P5">Presentar el ticket de l’entrada i escriure un article periodístic com si anunciessis la inauguració de l’exposició. L’article ha de tenir una extensió de 20 línies dels aspectes que tenen relació amb el que hem treballat a la matèria. Incloure una fotografia on surtis tu (i se’t pugui identificar) davant l’element del museu que hagis trobat més interessant.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Crear un compte de Twitter, i:</text:p>
            <text:p text:style-name="P5"/>
            <text:p text:style-name="P5">1) <text:span text:style-name="T2">Twittejar 100 notícies matemàtiques d’actualitat que tinguin relació amb la matèria</text:span>, fent atenció a usar #hashtags que identifiquin els termes relacionats amb les matemàtiques. Com a mínim 100 tweets. Els tweets han de ser repartits al llarg de l’estiu, no es poden fer més de 25 tweets a la setmana. No compten els retweets.</text:p>
            <text:p text:style-name="P5"/>
            <text:p text:style-name="P5">2) <text:span text:style-name="T2">fer-se seguidor (Follower) de 20 usuaris</text:span> que publiquin tweets sobre matemàtiques. </text:p>
            <text:p text:style-name="P5"/>
          </table:table-cell>
          <table:table-cell table:style-name="Table1.A1" office:value-type="string">
            <text:p text:style-name="P5">Presentar el nom del compte de Twitter @, amb un darrer tweet que digui “Deures estiu Ins Marta Estrada” i les teves inicials.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Llegir un llibre de matemàtiques</text:span> que hagis obtingut d’una biblioteca pública (no pot ser comprat ni deixat. Ha de ser de la biblioteca pública).</text:p>
          </table:table-cell>
          <table:table-cell table:style-name="Table1.A1" office:value-type="string">
            <text:p text:style-name="P5">Escriure una carta com la que enviaries a un amic teu recomanant-li que llegeixi el llibre. Ha de tenir una extensió de dues pàgines, i incloure comentaris dels aspectes que tenen relació amb el que hem treballat a classe. Cal incloure el títol i autor, una fotografia de tu amb el llibre, i una nota del bibliotecari/bibliotecària amb el segell de la biblioteca on digui que l’has tret en préstec.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Fer un experiment </text:span>que demostri alguna de les coses que hem tractat durant el curs. L’experiment ha de tenir més d’un tractament i ha de partir d’una hipòtesi que es vulgui comprovar.</text:p>
          </table:table-cell>
          <table:table-cell table:style-name="Table1.A1" office:value-type="string">
            <text:p text:style-name="P5">Realitzar un manual per poder reproduir l’experiment. Aquest manual ha de contenir fotografies, i explicacions dels materials utilitzats, la hipòtesi seleccionada, passos a realitzar, resultats, i conclusions extretes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Inventa’t un joc de taula</text:span> (cartes, tauler, fitxes,…) en el que participi algun dels conceptes que hem treballat a classe. No pot ser un joc de preguntes i respostes tipus Trivial.</text:p>
          </table:table-cell>
          <table:table-cell table:style-name="Table1.A1" office:value-type="string">
            <text:p text:style-name="P5">El joc i les instruccions per a jugar-hi (quins passos es segueix, quin és l’objectiu dels jugadors, com el poden aconseguir…), explicant la relació amb el que hem treballat a classe.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Crea’t un usuari a la Wikipedia i realitza un mínim de <text:span text:style-name="T2">10 millores a articles de la Wikipedia</text:span> (en català) en temes relacionats amb el que hem estat treballant a l’aula.</text:p>
          </table:table-cell>
          <table:table-cell table:style-name="Table1.A1" office:value-type="string">
            <text:p text:style-name="P5">Un document incloent: -El nom d’usuari des del que has fet les millores (el nom de l’usuari ha d’incloure l’abreviació “DEV”). -Els links als articles on has realitzat les millores- -Un text explicant quines millores has fet, i perquè eren importants. (perquè, ja que,…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2">Realitza una biografia d’alguna dona important en les matemàtiques</text:span>, com Ada Lovelace, Hypatia...</text:p>
          </table:table-cell>
          <table:table-cell table:style-name="Table1.A1" office:value-type="string">
            <text:p text:style-name="P3">Redacta la biografia i publica-la en un blog. La biografia ha de contenir fotografies (si n’hi han). El contingut de la publicació ha de contenir:</text:p>
            <text:p text:style-name="P3">- Perquè és important aquesta dona en les matemàtiques. </text:p>
            <text:p text:style-name="P3">- els èxits més importants que va realitzar com a matemàtica, i la importància en el seu context. </text:p>
            <text:p text:style-name="P3">- Un repas de la seva vida.</text:p>
            <text:p text:style-name="P3">- Dificultats que es va trobar per ser dona en la seva època. </text:p>
            <text:p text:style-name="P3"/>
            <text:p text:style-name="P3">El document ha de tenir almenys 3 pàgines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l món cinematogràfic, ha realitzat moltes pel·lícules en les que les matemàtiques són les protagonistes. Ves a la biblioteca i agafa una pel·licula rel·lacionada amb les matemàtiques. <text:span text:style-name="T2">Fes una sinopsi i una crítica matemàtica de la pel·lícula. </text:span></text:p>
          </table:table-cell>
          <table:table-cell table:style-name="Table1.A1" office:value-type="string">
            <text:p text:style-name="P5">Realitza la sinopsi (sense fer spoilers) i la crítica en la pàgina web filmaffinity.com.</text:p>
            <text:p text:style-name="P5">En aquesta pàgina, hauràs de crear-te un usuari, hauràs de trobar la pel·lícula que has vist, i escriure la sinopsi i la crítica. Pensa en les fases d’una crítica: </text:p>
            <text:p text:style-name="P5">- felicitacions, quins aspectes de la pel·lícula t’han agradat.</text:p>
            <text:p text:style-name="P5">- crítica, explicar els aspectes de la pel·lícula que creus que són millorables. </text:p>
            <text:p text:style-name="P5">- propostes per millorar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Realitza una fotografia matemàtica.</text:span> </text:p>
          </table:table-cell>
          <table:table-cell table:style-name="Table1.A1" office:value-type="string">
            <text:p text:style-name="P3">Inspira’t amb fotografiamatematica.cat</text:p>
            <text:p text:style-name="P3">Entregar per mail la fotografia. Li hauràs de posar un títol, i explicar que t’agrada d’ella. Fes també una descripció/explicació dels elements matemàtics que conté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Fes un joc matemàtic amb l’Scratch.</text:span> Basant-te en els conceptes treballats aquest curs a matemàtiques, gamifica’ls i crea un joc interactiu que es pugui practicar l’aspecte que hagis escollit. </text:p>
          </table:table-cell>
          <table:table-cell table:style-name="Table1.A1" office:value-type="string">
            <text:p text:style-name="P5">Hauràs d’entregar el link de la pàgina d’scratch que has creat. No oblidis compartir el projecte, sino no el podrà veure ningú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Realitza una pintura utilitzant formes geomètriques</text:span>, o algun concepte que haguem treballat a classe. </text:p>
          </table:table-cell>
          <table:table-cell table:style-name="Table1.A1" office:value-type="string">
            <text:p text:style-name="P5">Realitzar una fotografia de la pintura que has creat. Pots pintar sobre un din A4 amb la tècnica que vulguis. A part de la fotografia, hauràs de titolar l’obra, i fer una petita explicació de la seva temàtica i perquè has utilitzat els elements matemàtics que sortiran a l’obra. <text:s/></text:p>
          </table:table-cell>
        </table:table-row>
        <table:table-row table:style-name="Table1.1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Organitza un petit viatge amb la família aquest estiu.</text:span> Hauràs de fer els càlculs de les despeses que costarà. El viatge haurà de ser de més d’un dia. Tindràs que acordar amb la família el cost final del viatge. </text:p>
          </table:table-cell>
          <table:table-cell table:style-name="Table1.A1" office:value-type="string">
            <text:p text:style-name="P5">Entrega un full de càlcul amb les despeses de tot el viatge. Els diferents fulls hauran de contenir: </text:p>
            <text:p text:style-name="P5">- Un full amb la previsió que fas de tots els costos que tindreu, dia a dia. <text:s/></text:p>
            <text:p text:style-name="P5">- Un altre full amb els costos reals de tot el que us heu gastat cada dia. </text:p>
            <text:p text:style-name="P5">- Un altre full amb un gràfic que representi les diferències de les despeses diaries entre el que es va preveure i la realitat.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2">Realitza un videotutorial</text:span> explicant algun concepte que haguem treballat a classe. </text:p>
          </table:table-cell>
          <table:table-cell table:style-name="Table1.A1" office:value-type="string">
            <text:p text:style-name="P5">El videotutorial l’hauràs de penjar a youtube i haurà de ser públic. Ha de tenir 5 minuts de durada, i hauràs de parlar en el video. Pots afegir-li música, transicions, títols i comentaris. 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9" meta:word-count="1161" meta:character-count="6924" meta:non-whitespace-character-count="5787"/>
    <meta:generator>LibreOfficeDev/5.1.0.3$Linux_X86_64 LibreOffice_project/</meta:generator>
  </office:meta>
</office:document-meta>
</file>